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a08d" officeooo:paragraph-rsid="001aa0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as las paginas cumplen con los criterios de homogeneidad y consistencia</text:p>
      <text:p text:style-name="P1"/>
      <text:p text:style-name="P1">El objetivo es comunicar algo con el fin de vender o informar</text:p>
      <text:p text:style-name="P1"/>
      <text:p text:style-name="P1">la primera impresión visual influye sobre el usuario de forma notable</text:p>
      <text:p text:style-name="P1"/>
      <text:p text:style-name="P1">El color puede terminar el éxito o el fracaso de un sitio web</text:p>
      <text:p text:style-name="P1"/>
      <text:p text:style-name="P1">el color tiene que estar en consonancia con el tipo de contenido de la web</text:p>
      <text:p text:style-name="P1"/>
      <text:p text:style-name="P1">el color tiene significados no verbales y es clave para captar la atención de los usuarios</text:p>
      <text:p text:style-name="P1"/>
      <text:p text:style-name="P1">la intensidad del rgb se representa en hexadecimal FF FF FF con 2 para cada uno</text:p>
      <text:p text:style-name="P1"/>
      <text:p text:style-name="P1">para hacer un color mas oscuro, reducir la intensidad</text:p>
      <text:p text:style-name="P1"/>
      <text:p text:style-name="P1">mezclando los primarios rojo,verde y azul, obtenemos los secundarios, magenta cian y amarillo</text:p>
      <text:p text:style-name="P1"/>
      <text:p text:style-name="P1">propiedades del color: </text:p>
      <text:p text:style-name="P1">tono(todos los del cirtuclo cromatico) va desde el centro hacia afuera</text:p>
      <text:p text:style-name="P1">matiz(tendencia de un color hacia otro) va desde el color hacia los laterales de este</text:p>
      <text:p text:style-name="P1">saturación: 100% es el color puro y 0% es un tono gris</text:p>
      <text:p text:style-name="P1">brillo: es el grado de luz que tiene el color haciendo que sea mas claro u oscuro al 0% es negro</text:p>
      <text:p text:style-name="P1"/>
      <text:p text:style-name="P1">clasificacion:</text:p>
      <text:p text:style-name="P1">calidos y frios</text:p>
      <text:p text:style-name="P1">oscuros y claros</text:p>
      <text:p text:style-name="P1">pastel o apagados</text:p>
      <text:p text:style-name="P1">escala de grises</text:p>
      <text:p text:style-name="P1">Los colores sucios o apagados expresan oscuridad, seriedad, mientras que los pastel sugieren luz, frescura y naturalidad y se obtienen según luminosidad</text:p>
      <text:p text:style-name="P1"/>
      <text:p text:style-name="P1">armonía de color:</text:p>
      <text:p text:style-name="P1">algunas combinaciones de color son agradables pero otras dañan la vista</text:p>
      <text:p text:style-name="P1"/>
      <text:p text:style-name="P1">complementarios: los que están uno enfrente del otro, se usa uno para el fondo y otro para resaltar elementos importantes</text:p>
      <text:p text:style-name="P1"/>
      <text:p text:style-name="P1">analógicos o adyacentes: son los que están a los lados del color, se usa para crear diseños serenos y confortables</text:p>
      <text:p text:style-name="P1"/>
      <text:p text:style-name="P1">triada: se encuentran a la misma distancia formando un triangulo, se considera el mejor esquema de color y se usa uno para el fondo y los otros 2 para el contenido y resaltar areas</text:p>
      <text:p text:style-name="P1"/>
      <text:p text:style-name="P1">otros tipos de triada: 90 y 120 grados</text:p>
      <text:p text:style-name="P1"/>
      <text:p text:style-name="P1">complementarios adyacentes: se coge un color y se combina con dos adyacentes de su complementario</text:p>
      <text:p text:style-name="P1"/>
      <text:p text:style-name="P1">rectangulares o tetraedros: utiliza dos parejas de colores complementarios, funciona si uno se establece como dominante </text:p>
      <text:p text:style-name="P1"/>
      <text:p text:style-name="P1"><text:soft-page-break/>cuadrados: utiliza un cuadrado o rombo en la rueda de colores, al ofrecer tantos colores puede ser un problema para conseguir buena armonía</text:p>
      <text:p text:style-name="P1"/>
      <text:p text:style-name="P1"/>
      <text:p text:style-name="P1">armonia entre layot y las imagenes</text:p>
      <text:p text:style-name="P1">se puede obtener los colores del logo de la empresa y coordinar el color de las imagenes con los colores de la web</text:p>
      <text:p text:style-name="P1"/>
      <text:p text:style-name="P1">tipografia</text:p>
      <text:p text:style-name="P1">hay que tener en cuenta que todos los navegadores no soportan las mismas fuentes, el contenido tiene que verse igual en todos los navegadores en medida de lo posible, siendo una fuente adecuada y legible</text:p>
      <text:p text:style-name="P1"/>
      <text:p text:style-name="P1">formas de elegir fuentes:</text:p>
      <text:p text:style-name="P1">safe fonts: son fuentes seguras que contienen todos los navegadores de la actualidad</text:p>
      <text:p text:style-name="P1">alojarlas en servidor: cargar los archivos en el servidor para que el navegador acceda a la fuente</text:p>
      <text:p text:style-name="P1">google fonts: recopilazion de fuentes de licencia abierta</text:p>
      <text:p text:style-name="P1"/>
      <text:p text:style-name="P1">con css se puede indicar que un texto se use con diferentes fuentes, para que si una fuente no se puede utilizar, poder mostrar el contenida con una diferentes, no se recomienda usar mas de 3</text:p>
      <text:p text:style-name="P1"/>
      <text:p text:style-name="P1">cargar la fuente en el servidor con distintos tipos de archivos de fuente, ya que cada navegador usa un tipo de fuente disntito preferido</text:p>
      <text:p text:style-name="P1"/>
      <text:p text:style-name="P1">se recomienda usa la etiqueta link para importar las fuentes para reducir tiempos de carga, ya que realiza una llamada asincrona, mientras que import bloquea las descargas que se hacen en el momento hasta que no llegue la fuente al navegadores</text:p>
      <text:p text:style-name="P1">si se usa import, hacerlo al prinpicio de la hoja de estilos</text:p>
      <text:p text:style-name="P1"/>
      <text:p text:style-name="P1">no es lo mismo cargar una fuente y aplicarle un estilo cursiva que cargar la fuente con el estilo cursiva ya aplicados, ya que cada navegador aplica el css de manera diferentes</text:p>
      <text:p text:style-name="P1"/>
      <text:p text:style-name="P1">una vez cargada puede ser usada en cualquier parte de la hoja de estilos</text:p>
      <text:p text:style-name="P1"/>
      <text:p text:style-name="P1">iconos</text:p>
      <text:p text:style-name="P1">utilizar iconos es buena practica para disminuir el texto</text:p>
      <text:p text:style-name="P1">evita leer textos y ahorrar tiempo en visualizar</text:p>
      <text:p text:style-name="P1">debe contener la menor cantidad de detalle</text:p>
      <text:p text:style-name="P1">el usuario tiene que estar familiarizado con el icono ya que la interpretacion es individual y subjetiva</text:p>
      <text:p text:style-name="P1">un icono no siempre es interpretado mas rapido que un texto</text:p>
      <text:p text:style-name="P1"/>
      <text:p text:style-name="P1">componentes de una interfaz web</text:p>
      <text:p text:style-name="P1">cabecera: es rectangular y se encuentra en muchas formas de color con el logo a la izquierda y suele incluir fotos, un enlace a formulario de login o buscador, publicidad y enlaces importantes</text:p>
      <text:p text:style-name="P1">objetivo: identificar el sitio y crear una separacion visual entre el borde superior y el contenido central</text:p>
      <text:p text:style-name="P1">hay paginas con diseños vanguardistas que no cumplen esto de la cabecera y ponen el logo en cualquier zona</text:p>
      <text:p text:style-name="P1"/>
      <text:p text:style-name="P1">sistema de navegación: menus formados por opciones para navegar por la pagina, conteien texto imagenes y efectos siendo la ubicación algo importante, debe de ser de comodo acceso</text:p>
      <text:p text:style-name="P1"><text:soft-page-break/>tipos de menus: arbol, desplegando opciones hacia abajo en forma de arbol</text:p>
      <text:p text:style-name="P1">cortinillas: aparecen hacia abajo poner el raton sobre el elemento </text:p>
      <text:p text:style-name="P1">pestañas: cambian el contenido según la pestaña en la que nos encontremos</text:p>
      <text:p text:style-name="P1">migas de pan: nos muestra la ubicación en la que estamos</text:p>
      <text:p text:style-name="P1">se encuentran en la cabecera, debajo de la cabecera o en los laterales superiores</text:p>
      <text:p text:style-name="P1">si es demasiado grande, utilizar version mas pequeña o reducida para moviles</text:p>
      <text:p text:style-name="P1">si contiene mas de 5 elementos, usar arbol</text:p>
      <text:p text:style-name="P1"/>
      <text:p text:style-name="P1">parte central con información: el cuerpo de la pagina donde se situa la informacion ocupando entre el 50 y 80 % ubicado bajo la cabecera en la parte cental</text:p>
      <text:p text:style-name="P1">contiene titulos de seccion que digan donde se encuentra el usuario con una letra mas grande que la del contenido usando un color diferente para el titulo</text:p>
      <text:p text:style-name="P1">el contenido con el mismo diseño que el resto de la web</text:p>
      <text:p text:style-name="P1"/>
      <text:p text:style-name="P1">pie de pagina: se situa en la parte inferior mostrando informacion de ayuda, enlaces a otros servicios, informacion de la empresa de la web o responsable, barra de redes sociales</text:p>
      <text:p text:style-name="P1"/>
      <text:p text:style-name="P1">espacios en blanco: el objetivo es dividir secciones para quitar peso visual del resto de elementos</text:p>
      <text:p text:style-name="P1"/>
      <text:p text:style-name="P1"/>
      <text:p text:style-name="P1">maquetacion web</text:p>
      <text:p text:style-name="P1">al maquetar separamos contenido de la pagina y el diseño, reduce tiempos de desarrollo</text:p>
      <text:p text:style-name="P1">como maquetar:</text:p>
      <text:p text:style-name="P1">marcos: dividen la web en partes y dentro de cada una se incluye una web nueva, frame y frameset obsoleta</text:p>
      <text:p text:style-name="P1"/>
      <text:p text:style-name="P1">tablas: se genera codigo dificil de entender, dificil analisis para navegadores, obsoleto</text:p>
      <text:p text:style-name="P1"/>
      <text:p text:style-name="P1">capas flotantes: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0T22:48:08.341000000</meta:creation-date>
    <dc:date>2023-10-10T23:38:57.361000000</dc:date>
    <meta:editing-duration>PT50M50S</meta:editing-duration>
    <meta:editing-cycles>1</meta:editing-cycles>
    <meta:document-statistic meta:table-count="0" meta:image-count="0" meta:object-count="0" meta:page-count="3" meta:paragraph-count="72" meta:word-count="1029" meta:character-count="5978" meta:non-whitespace-character-count="5017"/>
    <meta:generator>LibreOffice/7.5.4.2$Windows_X86_64 LibreOffice_project/36ccfdc35048b057fd9854c757a8b67ec53977b6</meta:generator>
  </office:meta>
</office:document-meta>
</file>